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4.698cm" fo:min-width="26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ff4000" draw:textarea-horizontal-align="justify" draw:textarea-vertical-align="middle" draw:auto-grow-height="false" fo:min-height="2.698cm" fo:min-width="1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cm"/>
      <style:paragraph-properties style:writing-mode="lr-tb"/>
    </style:style>
    <style:style style:name="gr6" style:family="graphic" style:parent-style-name="objectwithoutfill">
      <style:graphic-properties svg:stroke-color="#000000" draw:marker-start="" draw:marker-end="Arrowheads_20_15" draw:fill="none" draw:textarea-vertical-align="middle"/>
    </style:style>
    <style:style style:name="gr7" style:family="graphic" style:parent-style-name="objectwithoutfill">
      <style:graphic-properties svg:stroke-color="#000000" draw:marker-start="" draw:marker-end="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draw:fill="none" fo:min-height="0.24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standard">
      <style:graphic-properties draw:stroke="none" draw:fill="none" fo:min-height="0.477cm"/>
      <style:paragraph-properties style:writing-mode="lr-tb"/>
    </style:style>
    <style:style style:name="gr12" style:family="graphic" style:parent-style-name="standard">
      <style:graphic-properties draw:stroke="none" draw:fill="none" fo:min-height="0.239cm"/>
      <style:paragraph-properties style:writing-mode="lr-tb"/>
    </style:style>
    <style:style style:name="gr13" style:family="graphic" style:parent-style-name="standard">
      <style:graphic-properties draw:stroke="none" draw:fill="none" fo:min-height="0.26cm"/>
      <style:paragraph-properties style:writing-mode="lr-tb"/>
    </style:style>
    <style:style style:name="gr14" style:family="graphic" style:parent-style-name="standard">
      <style:graphic-properties draw:stroke="none" draw:fill="none" fo:min-height="0.25cm"/>
      <style:paragraph-properties style:writing-mode="lr-tb"/>
    </style:style>
    <style:style style:name="gr15" style:family="graphic" style:parent-style-name="standard">
      <style:graphic-properties draw:stroke="none" draw:fill="none" fo:min-height="2.25cm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objectwithoutfill">
      <style:graphic-properties draw:stroke="dash" draw:stroke-dash="Double_20_Dash" svg:stroke-color="#808080" svg:stroke-linecap="butt" draw:fill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50" style:family="graphic" style:parent-style-name="objectwithoutfill">
      <style:graphic-properties svg:stroke-color="#000000" draw:marker-start="Arrowheads_20_7" draw:marker-end="Arrowheads_20_7" draw:fill="none"/>
    </style:style>
    <style:style style:name="gr51" style:family="graphic" style:parent-style-name="objectwithoutfill">
      <style:graphic-properties draw:fill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54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56" style:family="graphic" style:parent-style-name="Default_20_Drawing_20_Style_5f_1">
      <style:graphic-properties draw:textarea-horizontal-align="justify" draw:textarea-vertical-align="middle" draw:auto-grow-height="false" fo:min-height="11.336cm" fo:min-width="5.278cm"/>
      <style:paragraph-properties style:writing-mode="lr-tb"/>
    </style:style>
    <style:style style:name="gr57" style:family="graphic" style:parent-style-name="Default_20_Drawing_20_Style_5f_1">
      <style:graphic-properties draw:textarea-horizontal-align="justify" draw:textarea-vertical-align="middle" draw:auto-grow-height="false" fo:min-height="2.666cm" fo:min-width="3.834cm"/>
      <style:paragraph-properties style:writing-mode="lr-tb"/>
    </style:style>
    <style:style style:name="gr58" style:family="graphic" style:parent-style-name="Default_20_Drawing_20_Style_5f_1">
      <style:graphic-properties svg:stroke-color="#000000" draw:marker-start="" draw:marker-start-width="0.3cm" draw:marker-end="Arrowheads_20_28" draw:marker-end-width="0.3cm" draw:textarea-vertical-align="middle"/>
    </style:style>
    <style:style style:name="gr59" style:family="graphic" style:parent-style-name="Default_20_Drawing_20_Style_5f_1">
      <style:graphic-properties svg:stroke-width="0.081cm" svg:stroke-color="#000000" draw:marker-start="Arrowheads_20_31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60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2.666cm" fo:min-width="2.389cm"/>
      <style:paragraph-properties style:writing-mode="lr-tb"/>
    </style:style>
    <style:style style:name="gr61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18.698cm" fo:min-width="24.057cm"/>
      <style:paragraph-properties style:writing-mode="lr-tb"/>
    </style:style>
    <style:style style:name="gr62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5.581cm" fo:min-width="2.389cm"/>
      <style:paragraph-properties style:writing-mode="lr-tb"/>
    </style:style>
    <style:style style:name="gr63" style:family="graphic" style:parent-style-name="Default_20_Drawing_20_Style_5f_1">
      <style:graphic-properties svg:stroke-color="#000000" draw:marker-start="" draw:marker-start-width="0.3cm" draw:marker-end="" draw:marker-end-width="0.3cm" draw:textarea-vertical-align="middle"/>
    </style:style>
    <style:style style:name="gr64" style:family="graphic" style:parent-style-name="Default_20_Drawing_20_Style_5f_1">
      <style:graphic-properties svg:stroke-color="#000000" draw:marker-start="" draw:marker-start-width="0.3cm" draw:marker-end="Arrowheads_20_31" draw:marker-end-width="0.3cm" draw:textarea-vertical-align="middle"/>
    </style:style>
    <style:style style:name="gr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224cm"/>
      <style:paragraph-properties style:writing-mode="lr-tb"/>
    </style:style>
    <style:style style:name="gr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888cm"/>
      <style:paragraph-properties style:writing-mode="lr-tb"/>
    </style:style>
    <style:style style:name="gr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3.02cm"/>
      <style:paragraph-properties style:writing-mode="lr-tb"/>
    </style:style>
    <style:style style:name="gr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952cm"/>
      <style:paragraph-properties style:writing-mode="lr-tb"/>
    </style:style>
    <style:style style:name="gr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638cm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445cm"/>
      <style:paragraph-properties style:writing-mode="lr-tb"/>
    </style:style>
    <style:style style:name="gr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567cm"/>
      <style:paragraph-properties style:writing-mode="lr-tb"/>
    </style:style>
    <style:style style:name="gr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1.479cm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3cm" fo:min-width="2.604cm"/>
      <style:paragraph-properties style:writing-mode="lr-tb"/>
    </style:style>
    <style:style style:name="gr74" style:family="graphic" style:parent-style-name="Default_20_Drawing_20_Style_5f_1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4000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color="#000000" loext:opacity="100%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color="#808080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808080" loext:opacity="100%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2pt" fo:font-style="normal" style:font-size-asian="12pt" style:font-style-asian="normal" style:font-size-complex="12pt" style:font-style-complex="normal"/>
    </style:style>
    <style:style style:name="P29" style:family="paragraph">
      <loext:graphic-properties draw:fill-color="#2a6099"/>
      <style:paragraph-properties fo:text-align="center"/>
    </style:style>
    <style:style style:name="P30" style:family="paragraph">
      <style:paragraph-properties fo:text-align="center" style:writing-mode="lr-tb"/>
      <style:text-properties fo:font-size="17.5pt" style:font-size-asian="12pt" style:font-size-complex="12pt"/>
    </style:style>
    <style:style style:name="P31" style:family="paragraph">
      <loext:graphic-properties draw:fill="none"/>
      <style:paragraph-properties fo:text-align="center" style:writing-mode="lr-tb"/>
      <style:text-properties fo:font-size="17.5pt" style:font-size-asian="12pt" style:font-size-complex="12pt"/>
    </style:style>
    <style:style style:name="P3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fo:font-size="8.69999980926514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.200000762939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letter-kerning="true" style:font-name-asian="Microsoft YaHei" style:font-size-asian="8pt" style:language-asian="en" style:country-asian="US" style:font-style-asian="normal" style:font-weight-asian="bold" style:font-name-complex="Mangal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808080" loext:opacity="100%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0" draw:style-name="dp1" draw:master-page-name="Default">
        <draw:custom-shape draw:style-name="gr1" draw:text-style-name="P1" draw:layer="layout" svg:width="27cm" svg:height="15cm" svg:x="8.014cm" svg:y="7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3cm" svg:x="17.014cm" svg:y="9.014cm">
          <text:p text:style-name="P2">32bit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69cm" svg:height="0.569cm" svg:x="16.964cm" svg:y="8.445cm">
          <draw:text-box>
            <text:p text:style-name="P4"><text:span text:style-name="T1">pps_cpunter_1s</text:span></text:p>
          </draw:text-box>
        </draw:frame>
        <draw:custom-shape draw:style-name="gr2" draw:text-style-name="P3" draw:layer="layout" svg:width="2cm" svg:height="3cm" svg:x="17.014cm" svg:y="13.014cm">
          <text:p text:style-name="P2">32bi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3cm" svg:x="17.014cm" svg:y="17.014cm">
          <text:p text:style-name="P2">32b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26cm" svg:height="0.569cm" svg:x="17.014cm" svg:y="12.445cm">
          <draw:text-box>
            <text:p text:style-name="P4"><text:span text:style-name="T1">pps_cpunter_10s</text:span></text:p>
          </draw:text-box>
        </draw:frame>
        <draw:frame draw:style-name="gr5" draw:text-style-name="P5" draw:layer="layout" svg:width="3cm" svg:height="0.569cm" svg:x="17.014cm" svg:y="16.445cm">
          <draw:text-box>
            <text:p text:style-name="P4"><text:span text:style-name="T1">pps_cpunter_100s</text:span></text:p>
          </draw:text-box>
        </draw:frame>
        <draw:line draw:style-name="gr6" draw:text-style-name="P6" draw:layer="layout" svg:x1="9.014cm" svg:y1="9.514cm" svg:x2="17.014cm" svg:y2="9.514cm">
          <text:p/>
        </draw:line>
        <draw:line draw:style-name="gr6" draw:text-style-name="P6" draw:layer="layout" svg:x1="14.014cm" svg:y1="13.514cm" svg:x2="17.014cm" svg:y2="13.514cm">
          <text:p/>
        </draw:line>
        <draw:line draw:style-name="gr6" draw:text-style-name="P6" draw:layer="layout" svg:x1="14.014cm" svg:y1="17.514cm" svg:x2="17.014cm" svg:y2="17.514cm">
          <text:p/>
        </draw:line>
        <draw:line draw:style-name="gr7" draw:text-style-name="P6" draw:layer="layout" svg:x1="14.014cm" svg:y1="9.514cm" svg:x2="14.014cm" svg:y2="17.514cm">
          <text:p/>
        </draw:line>
        <draw:custom-shape draw:style-name="gr8" draw:text-style-name="P7" draw:layer="layout" svg:width="0.113cm" svg:height="0.109cm" svg:x="13.957cm" svg:y="9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13cm" svg:height="0.109cm" svg:x="13.958cm" svg:y="13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07cm" svg:height="0.49cm" svg:x="9.014cm" svg:y="9.014cm">
          <draw:text-box>
            <text:p><text:span text:style-name="T2">pps</text:span></text:p>
          </draw:text-box>
        </draw:frame>
        <draw:line draw:style-name="gr6" draw:text-style-name="P6" draw:layer="layout" svg:x1="9.014cm" svg:y1="10.014cm" svg:x2="17.014cm" svg:y2="10.014cm">
          <text:p/>
        </draw:line>
        <draw:line draw:style-name="gr6" draw:text-style-name="P6" draw:layer="layout" svg:x1="13.514cm" svg:y1="14.014cm" svg:x2="17.014cm" svg:y2="14.014cm">
          <text:p/>
        </draw:line>
        <draw:line draw:style-name="gr6" draw:text-style-name="P6" draw:layer="layout" svg:x1="13.514cm" svg:y1="18.014cm" svg:x2="17.014cm" svg:y2="18.014cm">
          <text:p/>
        </draw:line>
        <draw:line draw:style-name="gr7" draw:text-style-name="P6" draw:layer="layout" svg:x1="13.514cm" svg:y1="10.014cm" svg:x2="13.514cm" svg:y2="18.014cm">
          <text:p/>
        </draw:line>
        <draw:custom-shape draw:style-name="gr8" draw:text-style-name="P7" draw:layer="layout" svg:width="0.113cm" svg:height="0.109cm" svg:x="13.456cm" svg:y="9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13cm" svg:height="0.109cm" svg:x="13.458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07cm" svg:height="0.49cm" svg:x="9.014cm" svg:y="9.514cm">
          <draw:text-box>
            <text:p><text:span text:style-name="T2">vctcxo_clk</text:span></text:p>
          </draw:text-box>
        </draw:frame>
        <draw:line draw:style-name="gr6" draw:text-style-name="P6" draw:layer="layout" svg:x1="19.014cm" svg:y1="9.514cm" svg:x2="24.014cm" svg:y2="9.514cm">
          <text:p/>
        </draw:line>
        <draw:line draw:style-name="gr6" draw:text-style-name="P6" draw:layer="layout" svg:x1="19.014cm" svg:y1="13.514cm" svg:x2="24.014cm" svg:y2="13.514cm">
          <text:p/>
        </draw:line>
        <draw:line draw:style-name="gr6" draw:text-style-name="P6" draw:layer="layout" svg:x1="19.014cm" svg:y1="17.514cm" svg:x2="24.014cm" svg:y2="17.514cm">
          <text:p/>
        </draw:line>
        <draw:frame draw:style-name="gr9" draw:text-style-name="P8" draw:layer="layout" svg:width="1.907cm" svg:height="0.49cm" svg:x="21.007cm" svg:y="9.014cm">
          <draw:text-box>
            <text:p><text:span text:style-name="T2">pps_1s_count</text:span></text:p>
          </draw:text-box>
        </draw:frame>
        <draw:line draw:style-name="gr6" draw:text-style-name="P6" draw:layer="layout" svg:x1="21.014cm" svg:y1="10.014cm" svg:x2="24.014cm" svg:y2="10.014cm">
          <text:p/>
        </draw:line>
        <draw:frame draw:style-name="gr9" draw:text-style-name="P8" draw:layer="layout" svg:width="1.907cm" svg:height="0.49cm" svg:x="21.014cm" svg:y="9.514cm">
          <draw:text-box>
            <text:p><text:span text:style-name="T2">pps_1s_target</text:span></text:p>
          </draw:text-box>
        </draw:frame>
        <draw:custom-shape draw:style-name="gr10" draw:text-style-name="P10" draw:layer="layout" svg:width="1cm" svg:height="1cm" svg:x="24.014cm" svg:y="9.264cm">
          <text:p text:style-name="P9"><text:span text:style-name="T3">|</text:span><text:span text:style-name="T3">-</text:span><text:span text:style-name="T3">|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007cm" svg:height="0.727cm" svg:x="21.007cm" svg:y="13.014cm">
          <draw:text-box>
            <text:p><text:span text:style-name="T2">pps_10s_count</text:span></text:p>
          </draw:text-box>
        </draw:frame>
        <draw:line draw:style-name="gr6" draw:text-style-name="P6" draw:layer="layout" svg:x1="21.014cm" svg:y1="14.014cm" svg:x2="24.014cm" svg:y2="14.014cm">
          <text:p/>
        </draw:line>
        <draw:frame draw:style-name="gr11" draw:text-style-name="P8" draw:layer="layout" svg:width="2cm" svg:height="0.727cm" svg:x="21.014cm" svg:y="13.514cm">
          <draw:text-box>
            <text:p><text:span text:style-name="T2">pps_10s_target</text:span></text:p>
          </draw:text-box>
        </draw:frame>
        <draw:custom-shape draw:style-name="gr10" draw:text-style-name="P10" draw:layer="layout" svg:width="1cm" svg:height="1cm" svg:x="24.014cm" svg:y="13.264cm">
          <text:p text:style-name="P9"><text:span text:style-name="T3">|</text:span><text:span text:style-name="T3">-</text:span><text:span text:style-name="T3">|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25cm" svg:height="0.727cm" svg:x="21.014cm" svg:y="17.014cm">
          <draw:text-box>
            <text:p><text:span text:style-name="T2">pps_100s_count</text:span></text:p>
          </draw:text-box>
        </draw:frame>
        <draw:line draw:style-name="gr6" draw:text-style-name="P6" draw:layer="layout" svg:x1="21.021cm" svg:y1="18.014cm" svg:x2="24.021cm" svg:y2="18.014cm">
          <text:p/>
        </draw:line>
        <draw:frame draw:style-name="gr11" draw:text-style-name="P8" draw:layer="layout" svg:width="2.243cm" svg:height="0.727cm" svg:x="21.021cm" svg:y="17.514cm">
          <draw:text-box>
            <text:p><text:span text:style-name="T2">pps_100s_target</text:span></text:p>
          </draw:text-box>
        </draw:frame>
        <draw:custom-shape draw:style-name="gr10" draw:text-style-name="P10" draw:layer="layout" svg:width="1cm" svg:height="1cm" svg:x="24.021cm" svg:y="17.264cm">
          <text:p text:style-name="P9"><text:span text:style-name="T3">|-|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5.014cm" svg:y1="9.764cm" svg:x2="29.014cm" svg:y2="9.764cm">
          <text:p/>
        </draw:line>
        <draw:line draw:style-name="gr6" draw:text-style-name="P6" draw:layer="layout" svg:x1="25.014cm" svg:y1="13.764cm" svg:x2="29.014cm" svg:y2="13.764cm">
          <text:p/>
        </draw:line>
        <draw:line draw:style-name="gr6" draw:text-style-name="P6" draw:layer="layout" svg:x1="25.014cm" svg:y1="17.764cm" svg:x2="29.014cm" svg:y2="17.764cm">
          <text:p/>
        </draw:line>
        <draw:frame draw:style-name="gr9" draw:text-style-name="P8" draw:layer="layout" svg:width="1.907cm" svg:height="0.49cm" svg:x="26.014cm" svg:y="9.274cm">
          <draw:text-box>
            <text:p><text:span text:style-name="T2">pps_1s_error</text:span></text:p>
          </draw:text-box>
        </draw:frame>
        <draw:frame draw:style-name="gr9" draw:text-style-name="P8" draw:layer="layout" svg:width="1.907cm" svg:height="0.49cm" svg:x="26.007cm" svg:y="13.274cm">
          <draw:text-box>
            <text:p><text:span text:style-name="T2">pps_10s_error</text:span></text:p>
          </draw:text-box>
        </draw:frame>
        <draw:frame draw:style-name="gr11" draw:text-style-name="P8" draw:layer="layout" svg:width="2.157cm" svg:height="0.727cm" svg:x="26.007cm" svg:y="17.274cm">
          <draw:text-box>
            <text:p><text:span text:style-name="T2">pps_100s_error</text:span></text:p>
          </draw:text-box>
        </draw:frame>
        <draw:custom-shape draw:style-name="gr10" draw:text-style-name="P11" draw:layer="layout" svg:width="1cm" svg:height="1cm" svg:x="29.014cm" svg:y="9.514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6.014cm" svg:y1="10.264cm" svg:x2="29.014cm" svg:y2="10.264cm">
          <text:p/>
        </draw:line>
        <draw:frame draw:style-name="gr12" draw:text-style-name="P8" draw:layer="layout" svg:width="2.157cm" svg:height="0.489cm" svg:x="26.014cm" svg:y="9.764cm">
          <draw:text-box>
            <text:p><text:span text:style-name="T2">pps_1s_error_tol</text:span></text:p>
          </draw:text-box>
        </draw:frame>
        <draw:line draw:style-name="gr6" draw:text-style-name="P6" draw:layer="layout" svg:x1="30.014cm" svg:y1="10.014cm" svg:x2="33.014cm" svg:y2="10.014cm">
          <text:p/>
        </draw:line>
        <draw:custom-shape draw:style-name="gr10" draw:text-style-name="P11" draw:layer="layout" svg:width="1cm" svg:height="1cm" svg:x="29.014cm" svg:y="13.504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6.014cm" svg:y1="14.254cm" svg:x2="29.014cm" svg:y2="14.264cm">
          <text:p/>
        </draw:line>
        <draw:frame draw:style-name="gr13" draw:text-style-name="P8" draw:layer="layout" svg:width="2.5cm" svg:height="0.51cm" svg:x="26.014cm" svg:y="13.754cm">
          <draw:text-box>
            <text:p><text:span text:style-name="T2">pps_10s_error_tol</text:span></text:p>
          </draw:text-box>
        </draw:frame>
        <draw:line draw:style-name="gr6" draw:text-style-name="P6" draw:layer="layout" svg:x1="30.014cm" svg:y1="14.004cm" svg:x2="33.014cm" svg:y2="14.004cm">
          <text:p/>
        </draw:line>
        <draw:custom-shape draw:style-name="gr10" draw:text-style-name="P11" draw:layer="layout" svg:width="1cm" svg:height="1cm" svg:x="29.014cm" svg:y="17.504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6.014cm" svg:y1="18.254cm" svg:x2="29.014cm" svg:y2="18.264cm">
          <text:p/>
        </draw:line>
        <draw:frame draw:style-name="gr13" draw:text-style-name="P8" draw:layer="layout" svg:width="2.75cm" svg:height="0.51cm" svg:x="26.014cm" svg:y="17.754cm">
          <draw:text-box>
            <text:p><text:span text:style-name="T2">pps_100s_error_tol</text:span></text:p>
          </draw:text-box>
        </draw:frame>
        <draw:line draw:style-name="gr6" draw:text-style-name="P6" draw:layer="layout" svg:x1="30.014cm" svg:y1="18.004cm" svg:x2="33.014cm" svg:y2="18.004cm">
          <text:p/>
        </draw:line>
        <draw:frame draw:style-name="gr9" draw:text-style-name="P8" draw:layer="layout" svg:width="2.5cm" svg:height="0.49cm" svg:x="31.014cm" svg:y="9.524cm">
          <draw:text-box>
            <text:p><text:span text:style-name="T2">pps_1s_error_valid</text:span></text:p>
          </draw:text-box>
        </draw:frame>
        <draw:frame draw:style-name="gr9" draw:text-style-name="P8" draw:layer="layout" svg:width="2.5cm" svg:height="0.49cm" svg:x="31.014cm" svg:y="13.514cm">
          <draw:text-box>
            <text:p><text:span text:style-name="T2">pps_10s_error_valid</text:span></text:p>
          </draw:text-box>
        </draw:frame>
        <draw:frame draw:style-name="gr14" draw:text-style-name="P8" draw:layer="layout" svg:width="2.75cm" svg:height="0.5cm" svg:x="31.014cm" svg:y="17.514cm">
          <draw:text-box>
            <text:p><text:span text:style-name="T2">pps_100s_error_valid</text:span></text:p>
          </draw:text-box>
        </draw:frame>
        <draw:frame draw:style-name="gr15" draw:text-style-name="P12" draw:layer="layout" svg:width="13.5cm" svg:height="2.5cm" svg:x="2.014cm" svg:y="1.764cm">
          <draw:text-box>
            <text:p><text:span text:style-name="T4">VCTCXO Tamer Counters</text:span></text:p>
          </draw:text-box>
        </draw:frame>
      </draw:page>
      <draw:page draw:name="page2" draw:style-name="dp1" draw:master-page-name="Default">
        <draw:custom-shape draw:name="Start-End 3" draw:style-name="gr16" draw:text-style-name="P14" xml:id="id7" draw:id="id7" draw:layer="layout" svg:width="3cm" svg:height="1cm" svg:x="4.001cm" svg:y="5.501cm">
          <text:p text:style-name="P13"><text:span text:style-name="T5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3" draw:style-name="gr17" draw:text-style-name="P16" xml:id="id8" draw:id="id8" draw:layer="layout" svg:width="3cm" svg:height="2cm" svg:x="19.001cm" svg:y="5.001cm">
          <text:p text:style-name="P15"><text:span text:style-name="T6">COARSE_TUNE_MIN</text:span><text:span text:style-name="T7"><text:line-break/></text:span><text:span text:style-name="T7">(Set DAC to min value</text:span><text:span text:style-name="T7"><text:line-break/></text:span><text:span text:style-name="T7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4" draw:style-name="gr18" draw:text-style-name="P16" xml:id="id9" draw:id="id9" draw:layer="layout" svg:width="3cm" svg:height="2cm" svg:x="19.001cm" svg:y="8.001cm">
          <text:p text:style-name="P15"><text:span text:style-name="T6">COARSE_TUNE_MAX</text:span><text:span text:style-name="T7"><text:line-break/></text:span><text:span text:style-name="T7">(Set DAC to max value</text:span><text:span text:style-name="T7"><text:line-break/></text:span><text:span text:style-name="T7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5" draw:style-name="gr19" draw:text-style-name="P16" xml:id="id10" draw:id="id10" draw:layer="layout" svg:width="3cm" svg:height="2cm" svg:x="19.001cm" svg:y="11.001cm">
          <text:p text:style-name="P15"><text:span text:style-name="T6">COARSE_TUNE_DONE</text:span><text:span text:style-name="T7"><text:line-break/></text:span><text:span text:style-name="T7">(Calculate &amp; set new</text:span><text:span text:style-name="T7"><text:line-break/></text:span><text:span text:style-name="T7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3" draw:style-name="gr20" draw:text-style-name="P18" xml:id="id1" draw:id="id1" draw:layer="layout" svg:width="3cm" svg:height="2cm" svg:x="19.001cm" svg:y="14.991cm">
          <text:p text:style-name="P17"><text:span text:style-name="T8">pps_1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6" draw:style-name="gr21" draw:text-style-name="P16" xml:id="id4" draw:id="id4" draw:layer="layout" svg:width="3cm" svg:height="2cm" svg:x="19.001cm" svg:y="17.991cm">
          <text:p text:style-name="P15"><text:span text:style-name="T7">Adjust DAC value by </text:span><text:span text:style-name="T7"><text:line-break/></text:span><text:span text:style-name="T7">pps_1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4" draw:style-name="gr22" draw:text-style-name="P18" xml:id="id2" draw:id="id2" draw:layer="layout" svg:width="3cm" svg:height="2cm" svg:x="25.001cm" svg:y="16.941cm">
          <text:p text:style-name="P17"><text:span text:style-name="T8">pps_10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7" draw:style-name="gr23" draw:text-style-name="P16" xml:id="id6" draw:id="id6" draw:layer="layout" svg:width="3cm" svg:height="2cm" svg:x="25.001cm" svg:y="19.941cm">
          <text:p text:style-name="P15"><text:span text:style-name="T7">Adjust DAC value by </text:span><text:span text:style-name="T7"><text:line-break/></text:span><text:span text:style-name="T7">pps_10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5" draw:style-name="gr24" draw:text-style-name="P18" xml:id="id3" draw:id="id3" draw:layer="layout" svg:width="3cm" svg:height="2cm" svg:x="31.501cm" svg:y="18.991cm">
          <text:p text:style-name="P17"><text:span text:style-name="T8">pps_100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8" draw:style-name="gr25" draw:text-style-name="P16" xml:id="id5" draw:id="id5" draw:layer="layout" svg:width="3cm" svg:height="2cm" svg:x="31.501cm" svg:y="21.991cm">
          <text:p text:style-name="P15"><text:span text:style-name="T7">Adjust DAC value by </text:span><text:span text:style-name="T7"><text:line-break/></text:span><text:span text:style-name="T7">pps_100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6" draw:style-name="gr26" draw:text-style-name="P20" draw:layer="layout" svg:x1="22.001cm" svg:y1="15.991cm" svg:x2="26.501cm" svg:y2="16.941cm" draw:start-shape="id1" draw:start-glue-point="7" draw:end-shape="id2" draw:end-glue-point="4" svg:d="M22001 15991h4500v950" svg:viewBox="0 0 4501 951">
          <text:p text:style-name="P19"><text:span text:style-name="T9">No</text:span></text:p>
        </draw:connector>
        <draw:connector draw:name="Connector-Standard 7" draw:style-name="gr27" draw:text-style-name="P20" draw:layer="layout" svg:x1="28.001cm" svg:y1="17.941cm" svg:x2="33.001cm" svg:y2="18.991cm" draw:start-shape="id2" draw:start-glue-point="7" draw:end-shape="id3" draw:end-glue-point="4" svg:d="M28001 17941h5000v1050" svg:viewBox="0 0 5001 1051">
          <text:p text:style-name="P19"><text:span text:style-name="T9">No</text:span></text:p>
        </draw:connector>
        <draw:connector draw:name="Connector 15" draw:style-name="gr28" draw:text-style-name="P20" draw:layer="layout" svg:x1="20.501cm" svg:y1="16.991cm" svg:x2="20.501cm" svg:y2="17.991cm" draw:start-shape="id1" draw:start-glue-point="6" draw:end-shape="id4" draw:end-glue-point="4" svg:d="M20501 16991v1000" svg:viewBox="0 0 1 1001">
          <text:p text:style-name="P19"><text:span text:style-name="T9">Yes</text:span></text:p>
        </draw:connector>
        <draw:connector draw:name="Connector 16" draw:style-name="gr29" draw:text-style-name="P20" draw:layer="layout" svg:x1="33.001cm" svg:y1="20.991cm" svg:x2="33.001cm" svg:y2="21.991cm" draw:start-shape="id3" draw:start-glue-point="6" draw:end-shape="id5" draw:end-glue-point="4" svg:d="M33001 20991v1000" svg:viewBox="0 0 1 1001">
          <text:p text:style-name="P19"><text:span text:style-name="T9">Yes</text:span></text:p>
        </draw:connector>
        <draw:connector draw:name="Connector 17" draw:style-name="gr30" draw:text-style-name="P20" draw:layer="layout" svg:x1="26.501cm" svg:y1="18.941cm" svg:x2="26.501cm" svg:y2="19.941cm" draw:start-shape="id2" draw:start-glue-point="6" draw:end-shape="id6" draw:end-glue-point="4" svg:d="M26501 18941v1000" svg:viewBox="0 0 1 1001">
          <text:p text:style-name="P19"><text:span text:style-name="T9">Yes</text:span></text:p>
        </draw:connector>
        <draw:connector draw:name="Connector 18" draw:style-name="gr31" draw:text-style-name="P21" xml:id="id13" draw:id="id13" draw:layer="layout" svg:x1="7.001cm" svg:y1="6.001cm" svg:x2="8.001cm" svg:y2="6.001cm" draw:start-shape="id7" draw:start-glue-point="7" svg:d="M7001 6001h1000" svg:viewBox="0 0 1001 1">
          <text:p/>
        </draw:connector>
        <draw:connector draw:name="Connector 19" draw:style-name="gr32" draw:text-style-name="P21" draw:layer="layout" svg:x1="20.501cm" svg:y1="7.001cm" svg:x2="20.501cm" svg:y2="8.001cm" draw:start-shape="id8" draw:start-glue-point="6" draw:end-shape="id9" draw:end-glue-point="4" svg:d="M20501 7001v1000" svg:viewBox="0 0 1 1001">
          <text:p/>
        </draw:connector>
        <draw:connector draw:name="Connector 20" draw:style-name="gr33" draw:text-style-name="P21" draw:layer="layout" svg:x1="20.501cm" svg:y1="10.001cm" svg:x2="20.501cm" svg:y2="11.001cm" draw:start-shape="id9" draw:start-glue-point="6" draw:end-shape="id10" draw:end-glue-point="4" svg:d="M20501 10001v1000" svg:viewBox="0 0 1 1001">
          <text:p/>
        </draw:connector>
        <draw:connector draw:name="Connector 21" draw:style-name="gr34" draw:text-style-name="P21" draw:layer="layout" svg:x1="20.501cm" svg:y1="13.001cm" svg:x2="20.501cm" svg:y2="14.991cm" draw:start-shape="id10" draw:start-glue-point="6" draw:end-shape="id1" draw:end-glue-point="4" svg:d="M20501 13001v1990" svg:viewBox="0 0 1 1991">
          <text:p/>
        </draw:connector>
        <draw:connector draw:name="Connector-Standard 8" draw:style-name="gr35" draw:text-style-name="P21" draw:layer="layout" draw:line-skew="4.734cm -1.735cm" svg:x1="20.501cm" svg:y1="19.991cm" svg:x2="19.001cm" svg:y2="15.991cm" draw:start-shape="id4" draw:start-glue-point="6" draw:end-shape="id1" draw:end-glue-point="5" svg:d="M20501 19991v5000h-3500v-9000h2000" svg:viewBox="0 0 3501 9001">
          <text:p/>
        </draw:connector>
        <draw:connector draw:name="Connector-Standard 9" draw:style-name="gr36" draw:text-style-name="P21" draw:layer="layout" draw:line-skew="1.387cm" svg:x1="26.501cm" svg:y1="21.941cm" svg:x2="20.484cm" svg:y2="25.001cm" draw:start-shape="id6" draw:start-glue-point="6" svg:d="M26501 21941v3050h-6017v10" svg:viewBox="0 0 6018 3061">
          <text:p/>
        </draw:connector>
        <draw:connector draw:name="Connector-Standard 10" draw:style-name="gr37" draw:text-style-name="P21" draw:layer="layout" draw:line-skew="0.365cm" svg:x1="33.001cm" svg:y1="23.991cm" svg:x2="26.519cm" svg:y2="24.995cm" draw:start-shape="id5" draw:start-glue-point="6" svg:d="M33001 23991v1000h-6482v4" svg:viewBox="0 0 6483 1005">
          <text:p/>
        </draw:connector>
        <draw:frame draw:style-name="gr38" draw:text-style-name="P22" draw:layer="layout" svg:width="1.999cm" svg:height="0.999cm" svg:x="20.917cm" svg:y="15.0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22" draw:layer="layout" svg:width="1.999cm" svg:height="0.999cm" svg:x="20.917cm" svg:y="15.0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name="Connector-Standard 11" draw:style-name="gr39" draw:text-style-name="P21" draw:layer="layout" draw:line-skew="3.234cm" svg:x1="34.501cm" svg:y1="19.991cm" svg:x2="33.008cm" svg:y2="25.001cm" draw:start-shape="id3" draw:start-glue-point="7" svg:d="M34501 19991h3500v5010h-4993" svg:viewBox="0 0 4994 5011">
          <text:p/>
        </draw:connector>
        <draw:frame draw:style-name="gr40" draw:text-style-name="P23" draw:layer="layout" svg:width="1.044cm" svg:height="0.725cm" svg:x="35.751cm" svg:y="19.963cm">
          <draw:text-box>
            <text:p><text:span text:style-name="T10">No</text:span></text:p>
          </draw:text-box>
        </draw:frame>
        <draw:custom-shape draw:name="Process 20" draw:style-name="gr41" draw:text-style-name="P16" xml:id="id11" draw:id="id11" draw:layer="layout" svg:width="3cm" svg:height="2cm" svg:x="12.001cm" svg:y="5.001cm">
          <text:p text:style-name="P15"><text:span text:style-name="T11">INIT</text:span><text:span text:style-name="T7"><text:line-break/></text:span><text:span text:style-name="T7">(Initialize VCTCXO </text:span><text:span text:style-name="T7"><text:line-break/></text:span><text:span text:style-name="T7">TAM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2" draw:style-name="gr42" draw:text-style-name="P20" draw:layer="layout" svg:x1="11.001cm" svg:y1="6.001cm" svg:x2="12.001cm" svg:y2="6.001cm" draw:end-shape="id11" draw:end-glue-point="5" svg:d="M11001 6001h1000" svg:viewBox="0 0 1001 1">
          <text:p text:style-name="P19"><text:span text:style-name="T9">Yes</text:span></text:p>
        </draw:connector>
        <draw:connector draw:name="Connector 23" draw:style-name="gr43" draw:text-style-name="P21" draw:layer="layout" svg:x1="15.001cm" svg:y1="6.001cm" svg:x2="19.001cm" svg:y2="6.001cm" draw:end-shape="id8" draw:end-glue-point="5" svg:d="M15001 6001h4000" svg:viewBox="0 0 4001 1">
          <text:p/>
        </draw:connector>
        <draw:line draw:style-name="gr44" draw:text-style-name="P6" draw:layer="layout" svg:x1="16.001cm" svg:y1="14.001cm" svg:x2="39.001cm" svg:y2="14.001cm">
          <text:p/>
        </draw:line>
        <draw:frame draw:style-name="gr45" draw:text-style-name="P24" draw:layer="layout" svg:width="4.659cm" svg:height="0.962cm" svg:x="16.092cm" svg:y="4.001cm">
          <draw:text-box>
            <text:p><text:span text:style-name="T12">2. Coarse tune</text:span></text:p>
          </draw:text-box>
        </draw:frame>
        <draw:frame draw:style-name="gr46" draw:text-style-name="P26" draw:layer="layout" svg:width="3.851cm" svg:height="0.962cm" svg:x="3.15cm" svg:y="14.039cm">
          <draw:text-box>
            <text:p text:style-name="P25"><text:span text:style-name="T12">3. Fine tune</text:span></text:p>
          </draw:text-box>
        </draw:frame>
        <draw:line draw:style-name="gr44" draw:text-style-name="P6" draw:layer="layout" svg:x1="3.001cm" svg:y1="14.001cm" svg:x2="16.001cm" svg:y2="14.001cm">
          <text:p/>
        </draw:line>
        <draw:line draw:style-name="gr44" draw:text-style-name="P6" draw:layer="layout" svg:x1="3.001cm" svg:y1="14.001cm" svg:x2="3.001cm" svg:y2="4.001cm">
          <text:p/>
        </draw:line>
        <draw:line draw:style-name="gr44" draw:text-style-name="P6" draw:layer="layout" svg:x1="39.001cm" svg:y1="4.001cm" svg:x2="3.001cm" svg:y2="4.001cm">
          <text:p/>
        </draw:line>
        <draw:frame draw:style-name="gr47" draw:text-style-name="P24" draw:layer="layout" svg:width="4.972cm" svg:height="0.962cm" svg:x="3.092cm" svg:y="4.001cm">
          <draw:text-box>
            <text:p><text:span text:style-name="T12">1. Initialization</text:span></text:p>
          </draw:text-box>
        </draw:frame>
        <draw:line draw:style-name="gr44" draw:text-style-name="P6" draw:layer="layout" svg:x1="39.001cm" svg:y1="4.001cm" svg:x2="39.001cm" svg:y2="26.001cm">
          <text:p/>
        </draw:line>
        <draw:line draw:style-name="gr44" draw:text-style-name="P6" draw:layer="layout" svg:x1="3.001cm" svg:y1="26.001cm" svg:x2="39.001cm" svg:y2="26.001cm">
          <text:p/>
        </draw:line>
        <draw:line draw:style-name="gr44" draw:text-style-name="P6" draw:layer="layout" svg:x1="3.001cm" svg:y1="26.001cm" svg:x2="3.001cm" svg:y2="14.001cm">
          <text:p/>
        </draw:line>
        <draw:line draw:style-name="gr44" draw:text-style-name="P6" draw:layer="layout" svg:x1="16.001cm" svg:y1="14.001cm" svg:x2="16.001cm" svg:y2="4.001cm">
          <text:p/>
        </draw:line>
        <draw:custom-shape draw:name="Decision 6" draw:style-name="gr48" draw:text-style-name="P18" xml:id="id12" draw:id="id12" draw:layer="layout" svg:width="3cm" svg:height="2cm" svg:x="8.001cm" svg:y="5.001cm">
          <text:p text:style-name="P17"><text:span text:style-name="T8">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4" draw:style-name="gr49" draw:text-style-name="P20" draw:layer="layout" draw:line-skew="0.734cm" svg:x1="9.501cm" svg:y1="7.001cm" svg:x2="7.501cm" svg:y2="6.001cm" draw:start-shape="id12" draw:start-glue-point="6" draw:end-shape="id13" draw:end-glue-point="0" svg:d="M9501 7001v1000h-2000v-2000" svg:viewBox="0 0 2001 2001">
          <text:p text:style-name="P19"><text:span text:style-name="T9">No</text:span></text:p>
        </draw:connector>
        <draw:frame draw:style-name="gr15" draw:text-style-name="P12" draw:layer="layout" svg:width="13.5cm" svg:height="2.5cm" svg:x="2.001cm" svg:y="1.751cm">
          <draw:text-box>
            <text:p><text:span text:style-name="T4">VCTCXO Regulation Algorithm</text:span></text:p>
          </draw:text-box>
        </draw:frame>
      </draw:page>
      <draw:page draw:name="page3" draw:style-name="dp1" draw:master-page-name="Default">
        <draw:line draw:style-name="gr50" draw:text-style-name="P6" draw:layer="layout" svg:x1="20cm" svg:y1="10cm" svg:x2="20cm" svg:y2="20cm">
          <text:p/>
        </draw:line>
        <draw:line draw:style-name="gr50" draw:text-style-name="P6" draw:layer="layout" svg:x1="15cm" svg:y1="15cm" svg:x2="25cm" svg:y2="15cm">
          <text:p/>
        </draw:line>
        <draw:line draw:style-name="gr51" draw:text-style-name="P6" draw:layer="layout" svg:x1="18cm" svg:y1="15cm" svg:x2="22cm" svg:y2="11cm">
          <text:p/>
        </draw:line>
        <draw:frame draw:style-name="gr52" draw:text-style-name="P27" draw:layer="layout" svg:width="0.82cm" svg:height="0.962cm" svg:x="20.18cm" svg:y="9.538cm">
          <draw:text-box>
            <text:p>y</text:p>
          </draw:text-box>
        </draw:frame>
        <draw:frame draw:style-name="gr52" draw:text-style-name="P27" draw:layer="layout" svg:width="0.82cm" svg:height="0.962cm" svg:x="25cm" svg:y="15cm">
          <draw:text-box>
            <text:p>x</text:p>
          </draw:text-box>
        </draw:frame>
        <draw:frame draw:style-name="gr53" draw:text-style-name="P28" draw:layer="layout" svg:width="1.916cm" svg:height="0.725cm" svg:x="16.75cm" svg:y="15.368cm">
          <draw:text-box>
            <text:p><text:span text:style-name="T13">(x1; y1)</text:span></text:p>
          </draw:text-box>
        </draw:frame>
        <draw:frame draw:style-name="gr53" draw:text-style-name="P28" draw:layer="layout" svg:width="1.916cm" svg:height="0.725cm" svg:x="22cm" svg:y="10.525cm">
          <draw:text-box>
            <text:p><text:span text:style-name="T13">(x2; y2)</text:span></text:p>
          </draw:text-box>
        </draw:frame>
        <draw:custom-shape draw:style-name="gr54" draw:text-style-name="P29" draw:layer="layout" svg:width="0.25cm" svg:height="0.25cm" svg:x="17.89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0.25cm" svg:height="0.25cm" svg:x="21.879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0.25cm" svg:height="0.25cm" svg:x="19.879cm" svg:y="1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8" draw:layer="layout" svg:width="2.483cm" svg:height="0.725cm" svg:x="20.5cm" svg:y="12.525cm">
          <draw:text-box>
            <text:p><text:span text:style-name="T13">y-intercept</text:span></text:p>
          </draw:text-box>
        </draw:frame>
        <draw:frame draw:style-name="gr15" draw:text-style-name="P12" draw:layer="layout" svg:width="13.5cm" svg:height="2.5cm" svg:x="2cm" svg:y="1.75cm">
          <draw:text-box>
            <text:p><text:span text:style-name="T4">VCTCXO Regulation Update</text:span></text:p>
          </draw:text-box>
        </draw:frame>
      </draw:page>
      <draw:page draw:name="page4" draw:style-name="dp1" draw:master-page-name="Default">
        <draw:custom-shape draw:style-name="gr56" draw:text-style-name="P30" draw:layer="layout" svg:width="5.778cm" svg:height="11.586cm" svg:x="20.622cm" svg:y="9.014cm">
          <text:p text:style-name="P30"><text:span text:style-name="T10">Lime PPSDO</text:span></text:p>
          <text:p text:style-name="P30"><text:span text:style-name="T10">Core</text:span></text:p>
          <draw:enhanced-geometry svg:viewBox="0 0 21600 21600" draw:type="rectangle" draw:enhanced-path="M 0 0 L 21600 0 21600 21600 0 21600 0 0 Z N"/>
        </draw:custom-shape>
        <draw:custom-shape draw:style-name="gr57" draw:text-style-name="P30" draw:layer="layout" svg:width="4.334cm" svg:height="2.916cm" svg:x="11.955cm" svg:y="14.844cm">
          <text:p text:style-name="P30"><text:span text:style-name="T10">gpsdocfg</text:span></text:p>
          <draw:enhanced-geometry svg:viewBox="0 0 21600 21600" draw:type="rectangle" draw:enhanced-path="M 0 0 L 21600 0 21600 21600 0 21600 0 0 Z N"/>
        </draw:custom-shape>
        <draw:line draw:style-name="gr58" draw:text-style-name="P22" draw:layer="layout" svg:x1="32.178cm" svg:y1="20.675cm" svg:x2="36.511cm" svg:y2="20.675cm">
          <text:p/>
        </draw:line>
        <draw:line draw:style-name="gr59" draw:text-style-name="P22" draw:layer="layout" svg:x1="16.344cm" svg:y1="16.35cm" svg:x2="18.4cm" svg:y2="16.35cm">
          <text:p/>
        </draw:line>
        <draw:line draw:style-name="gr59" draw:text-style-name="P22" draw:layer="layout" svg:x1="20.65cm" svg:y1="16.35cm" svg:x2="18.4cm" svg:y2="16.35cm">
          <text:p/>
        </draw:line>
        <draw:line draw:style-name="gr58" draw:text-style-name="P22" draw:layer="layout" svg:x1="6.177cm" svg:y1="16.303cm" svg:x2="11.955cm" svg:y2="16.303cm">
          <text:p/>
        </draw:line>
        <draw:custom-shape draw:style-name="gr60" draw:text-style-name="P31" draw:layer="layout" svg:width="2.889cm" svg:height="2.916cm" svg:x="36.511cm" svg:y="19.217cm">
          <text:p text:style-name="P30"><text:span text:style-name="T10">TCXO DAC</text:span></text:p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24.557cm" svg:height="18.948cm" svg:x="9.066cm" svg:y="6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2.889cm" svg:height="5.831cm" svg:x="3.288cm" svg:y="13.387cm">
          <text:p text:style-name="P30"><text:span text:style-name="T10">CM4/CM5</text:span></text:p>
          <draw:enhanced-geometry svg:viewBox="0 0 21600 21600" draw:type="rectangle" draw:enhanced-path="M 0 0 L 21600 0 21600 21600 0 21600 0 0 Z N"/>
        </draw:custom-shape>
        <draw:line draw:style-name="gr63" draw:text-style-name="P22" draw:layer="layout" svg:x1="9.066cm" svg:y1="11.929cm" svg:x2="14.122cm" svg:y2="11.929cm">
          <text:p/>
        </draw:line>
        <draw:line draw:style-name="gr63" draw:text-style-name="P22" draw:layer="layout" svg:x1="9.066cm" svg:y1="12.658cm" svg:x2="14.122cm" svg:y2="12.658cm">
          <text:p/>
        </draw:line>
        <draw:line draw:style-name="gr63" draw:text-style-name="P22" draw:layer="layout" svg:x1="9.066cm" svg:y1="13.387cm" svg:x2="14.122cm" svg:y2="13.387cm">
          <text:p/>
        </draw:line>
        <draw:line draw:style-name="gr63" draw:text-style-name="P22" draw:layer="layout" svg:x1="14.122cm" svg:y1="11.565cm" svg:x2="14.122cm" svg:y2="13.751cm">
          <text:p/>
        </draw:line>
        <draw:line draw:style-name="gr63" draw:text-style-name="P22" draw:layer="layout" svg:x1="14.844cm" svg:y1="11.929cm" svg:x2="14.844cm" svg:y2="13.387cm">
          <text:p/>
        </draw:line>
        <draw:line draw:style-name="gr63" draw:text-style-name="P22" draw:layer="layout" svg:x1="14.844cm" svg:y1="11.929cm" svg:x2="14.122cm" svg:y2="11.565cm">
          <text:p/>
        </draw:line>
        <draw:line draw:style-name="gr63" draw:text-style-name="P22" draw:layer="layout" svg:x1="14.122cm" svg:y1="13.751cm" svg:x2="14.844cm" svg:y2="13.387cm">
          <text:p/>
        </draw:line>
        <draw:line draw:style-name="gr64" draw:text-style-name="P22" draw:layer="layout" svg:x1="14.844cm" svg:y1="12.659cm" svg:x2="20.622cm" svg:y2="12.659cm">
          <text:p/>
        </draw:line>
        <draw:line draw:style-name="gr63" draw:text-style-name="P22" draw:layer="layout" svg:x1="9.066cm" svg:y1="9.014cm" svg:x2="14.122cm" svg:y2="9.014cm">
          <text:p/>
        </draw:line>
        <draw:line draw:style-name="gr63" draw:text-style-name="P22" draw:layer="layout" svg:x1="9.066cm" svg:y1="10.472cm" svg:x2="14.122cm" svg:y2="10.472cm">
          <text:p/>
        </draw:line>
        <draw:line draw:style-name="gr63" draw:text-style-name="P22" draw:layer="layout" svg:x1="14.122cm" svg:y1="8.65cm" svg:x2="14.122cm" svg:y2="10.836cm">
          <text:p/>
        </draw:line>
        <draw:line draw:style-name="gr63" draw:text-style-name="P22" draw:layer="layout" svg:x1="14.844cm" svg:y1="9.014cm" svg:x2="14.844cm" svg:y2="10.472cm">
          <text:p/>
        </draw:line>
        <draw:line draw:style-name="gr63" draw:text-style-name="P22" draw:layer="layout" svg:x1="14.844cm" svg:y1="9.014cm" svg:x2="14.122cm" svg:y2="8.65cm">
          <text:p/>
        </draw:line>
        <draw:line draw:style-name="gr63" draw:text-style-name="P22" draw:layer="layout" svg:x1="14.122cm" svg:y1="10.836cm" svg:x2="14.844cm" svg:y2="10.472cm">
          <text:p/>
        </draw:line>
        <draw:line draw:style-name="gr64" draw:text-style-name="P22" draw:layer="layout" svg:x1="14.844cm" svg:y1="9.744cm" svg:x2="20.622cm" svg:y2="9.744cm">
          <text:p/>
        </draw:line>
        <draw:frame draw:style-name="gr65" draw:text-style-name="P33" draw:layer="layout" svg:width="2.724cm" svg:height="0.713cm" svg:x="16.65cm" svg:y="11.946cm">
          <draw:text-box>
            <text:p><text:span text:style-name="T14">tpulse_internal</text:span></text:p>
          </draw:text-box>
        </draw:frame>
        <draw:frame draw:style-name="gr66" draw:text-style-name="P33" draw:layer="layout" svg:width="2.388cm" svg:height="0.713cm" svg:x="33.763cm" svg:y="19.946cm">
          <draw:text-box>
            <text:p><text:span text:style-name="T14">FPGA_SPI0</text:span></text:p>
          </draw:text-box>
        </draw:frame>
        <draw:frame draw:style-name="gr67" draw:text-style-name="P33" draw:layer="layout" svg:width="3.52cm" svg:height="0.713cm" svg:x="9.066cm" svg:y="8.286cm">
          <draw:text-box>
            <text:p><text:span text:style-name="T14">LMKRF_CLK_OUT4</text:span></text:p>
          </draw:text-box>
        </draw:frame>
        <draw:frame draw:style-name="gr68" draw:text-style-name="P33" draw:layer="layout" svg:width="3.452cm" svg:height="0.713cm" svg:x="9.066cm" svg:y="9.743cm">
          <draw:text-box>
            <text:p><text:span text:style-name="T14">LMK10_CLK_OUT0</text:span></text:p>
          </draw:text-box>
        </draw:frame>
        <draw:frame draw:style-name="gr69" draw:text-style-name="P33" draw:layer="layout" svg:width="2.138cm" svg:height="0.713cm" svg:x="16.65cm" svg:y="9.015cm">
          <draw:text-box>
            <text:p><text:span text:style-name="T14">vctcxo_clk</text:span></text:p>
          </draw:text-box>
        </draw:frame>
        <draw:frame draw:style-name="gr70" draw:text-style-name="P33" draw:layer="layout" svg:width="2.945cm" svg:height="0.713cm" svg:x="9.066cm" svg:y="11.217cm">
          <draw:text-box>
            <text:p><text:span text:style-name="T14">GNSS_TPULSE</text:span></text:p>
          </draw:text-box>
        </draw:frame>
        <draw:frame draw:style-name="gr71" draw:text-style-name="P33" draw:layer="layout" svg:width="3.067cm" svg:height="0.713cm" svg:x="9.066cm" svg:y="11.946cm">
          <draw:text-box>
            <text:p><text:span text:style-name="T14">RPI_SYNC_OUT</text:span></text:p>
          </draw:text-box>
        </draw:frame>
        <draw:frame draw:style-name="gr65" draw:text-style-name="P33" draw:layer="layout" svg:width="2.724cm" svg:height="0.713cm" svg:x="9.066cm" svg:y="12.674cm">
          <draw:text-box>
            <text:p><text:span text:style-name="T14">RPI_SYNC_IN</text:span></text:p>
          </draw:text-box>
        </draw:frame>
        <draw:frame draw:style-name="gr72" draw:text-style-name="P33" draw:layer="layout" svg:width="1.979cm" svg:height="0.713cm" svg:x="6.177cm" svg:y="15.573cm">
          <draw:text-box>
            <text:p><text:span text:style-name="T14">RPI_SP1</text:span></text:p>
          </draw:text-box>
        </draw:frame>
        <draw:frame draw:style-name="gr73" draw:text-style-name="P33" draw:layer="layout" svg:width="3.104cm" svg:height="0.713cm" svg:x="17.733cm" svg:y="14.845cm">
          <draw:text-box>
            <text:p><text:span text:style-name="T14">to/from_gpsdocfg</text:span></text:p>
          </draw:text-box>
        </draw:frame>
        <draw:line draw:style-name="gr63" draw:text-style-name="P22" draw:layer="layout" svg:x1="26.4cm" svg:y1="19.946cm" svg:x2="31.456cm" svg:y2="19.946cm">
          <text:p/>
        </draw:line>
        <draw:line draw:style-name="gr63" draw:text-style-name="P22" draw:layer="layout" svg:x1="29.289cm" svg:y1="21.403cm" svg:x2="31.456cm" svg:y2="21.403cm">
          <text:p/>
        </draw:line>
        <draw:line draw:style-name="gr63" draw:text-style-name="P22" draw:layer="layout" svg:x1="31.455cm" svg:y1="19.581cm" svg:x2="31.455cm" svg:y2="21.767cm">
          <text:p/>
        </draw:line>
        <draw:line draw:style-name="gr63" draw:text-style-name="P22" draw:layer="layout" svg:x1="32.178cm" svg:y1="19.946cm" svg:x2="32.178cm" svg:y2="21.404cm">
          <text:p/>
        </draw:line>
        <draw:line draw:style-name="gr63" draw:text-style-name="P22" draw:layer="layout" svg:x1="32.177cm" svg:y1="19.945cm" svg:x2="31.455cm" svg:y2="19.581cm">
          <text:p/>
        </draw:line>
        <draw:line draw:style-name="gr63" draw:text-style-name="P22" draw:layer="layout" svg:x1="31.455cm" svg:y1="21.767cm" svg:x2="32.177cm" svg:y2="21.403cm">
          <text:p/>
        </draw:line>
        <draw:line draw:style-name="gr63" draw:text-style-name="P22" draw:layer="layout" svg:x1="10.51cm" svg:y1="23.589cm" svg:x2="29.288cm" svg:y2="23.589cm">
          <text:p/>
        </draw:line>
        <draw:line draw:style-name="gr63" draw:text-style-name="P22" draw:layer="layout" svg:x1="29.289cm" svg:y1="23.589cm" svg:x2="29.289cm" svg:y2="21.403cm">
          <text:p/>
        </draw:line>
        <draw:line draw:style-name="gr63" draw:text-style-name="P22" draw:layer="layout" svg:x1="10.51cm" svg:y1="23.59cm" svg:x2="10.51cm" svg:y2="16.302cm">
          <text:p/>
        </draw:line>
        <draw:custom-shape draw:style-name="gr74" draw:text-style-name="P7" draw:layer="layout" svg:width="0.12cm" svg:height="0.111cm" svg:x="10.453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33" draw:layer="layout" svg:width="1.979cm" svg:height="0.713cm" svg:x="10.511cm" svg:y="15.573cm">
          <draw:text-box>
            <text:p><text:span text:style-name="T14">(SS1)</text:span></text:p>
          </draw:text-box>
        </draw:frame>
        <draw:frame draw:style-name="gr72" draw:text-style-name="P33" draw:layer="layout" svg:width="1.979cm" svg:height="0.713cm" svg:x="29.289cm" svg:y="20.691cm">
          <draw:text-box>
            <text:p><text:span text:style-name="T14">(SS2)</text:span></text:p>
          </draw:text-box>
        </draw:frame>
        <draw:frame draw:style-name="gr15" draw:text-style-name="P12" draw:layer="layout" svg:width="13.5cm" svg:height="2.5cm" svg:x="2cm" svg:y="1.75cm">
          <draw:text-box>
            <text:p><text:span text:style-name="T4">LimePSB RPCM Architec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1" draw:display-name="Arrowheads 31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shadow="hidden"/>
      <style:text-properties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en" fo:country="GB" fo:font-weight="bold" style:letter-kerning="false" style:font-name-asian="Times New Roman1" style:font-family-asian="'Times New Roman'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style-complex="normal" style:font-weight-complex="bold"/>
    </style:style>
    <style:style style:name="Heading_20_2" style:display-name="Heading 2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false" style:font-name-asian="Segoe UI" style:font-family-asian="'Segoe UI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style:rfc-language-tag="x-none" fo:font-weight="bold" style:letter-kerning="false" style:font-name-asian="Times New Roman1" style:font-family-asian="'Times New Roman'" style:font-pitch-asian="variable" style:font-size-asian="13pt" style:rfc-language-tag-asian="x-none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rfc-language-tag="x-none" fo:font-weight="bold" style:letter-kerning="false" style:font-name-asian="Times New Roman1" style:font-family-asian="'Times New Roman'" style:font-pitch-asian="variable" style:font-size-asian="14pt" style:rfc-language-tag-asian="x-none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fo:language="en" fo:country="GB" fo:font-style="italic" fo:font-weight="bold" style:letter-kerning="false" style:font-name-asian="Times New Roman1" style:font-family-asian="'Times New Roman'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false" style:font-name-asian="Times New Roman1" style:font-family-asian="'Times New Roman'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false" style:font-name-asian="Times New Roman1" style:font-family-asian="'Times New Roman'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fo:font-size="13pt" style:font-size-complex="13pt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Index_20_Link" style:display-name="Index Link" style:family="graphic">
      <style:paragraph-properties style:text-autospace="none"/>
    </style:style>
    <style:style style:name="rynqvb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q4iawc" style:family="graphic">
      <style:paragraph-properties style:text-autospace="none"/>
    </style:style>
    <style:style style:name="viiyi" style:family="graphic">
      <style:paragraph-properties style:text-autospace="none"/>
    </style:style>
    <style:style style:name="jlqj4b" style:family="graphic">
      <style:paragraph-properties style:text-autospace="none"/>
    </style:style>
    <style:style style:name="Unresolved_20_Mention2" style:display-name="Unresolved Mention2" style:family="graphic">
      <style:paragraph-properties style:text-autospace="none"/>
      <style:text-properties fo:color="#605e5c" loext:opacity="100%"/>
    </style:style>
    <style:style style:name="Unresolved_20_Mention1" style:display-name="Unresolved Mention1" style:family="graphic">
      <style:paragraph-properties style:text-autospace="none"/>
      <style:text-properties fo:color="#605e5c" loext:opacity="100%"/>
    </style:style>
    <style:style style:name="Comment_20_Subject_20_Char" style:display-name="Comment Subject Char" style:family="graphic">
      <style:paragraph-properties style:text-autospace="none"/>
      <style:text-properties fo:language="en" fo:country="GB" fo:font-weight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GB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fo:font-size="12pt" fo:language="en" fo:country="GB"/>
    </style:style>
    <style:style style:name="Header_20_Char" style:display-name="Header Char" style:family="graphic">
      <style:paragraph-properties style:text-autospace="none"/>
      <style:text-properties fo:font-size="12pt" fo:language="en" fo:country="GB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No_20_Spacing_20_Char" style:display-name="No Spacing Char" style:family="graphic">
      <style:paragraph-properties style:text-autospace="none"/>
      <style:text-properties style:font-name="Calibri" fo:font-family="Calibri" style:font-family-generic="roman" style:font-pitch="variable" fo:font-size="11pt" style:font-name-complex="Calibri" style:font-family-complex="Calibri" style:font-family-generic-complex="roman" style:font-pitch-complex="variable" style:font-size-complex="11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1pt" fo:language="en" fo:country="GB" style:font-name-complex="Arial" style:font-family-complex="Arial" style:font-family-generic-complex="roman" style:font-pitch-complex="variable" style:font-size-complex="11pt"/>
    </style:style>
    <style:style style:name="Heading_20_8_20_Char" style:display-name="Heading 8 Char" style:family="graphic">
      <style:paragraph-properties style:text-autospace="none"/>
      <style:text-properties fo:font-size="12pt" fo:language="en" fo:country="GB" fo:font-style="italic" style:font-style-complex="italic"/>
    </style:style>
    <style:style style:name="Heading_20_7_20_Char" style:display-name="Heading 7 Char" style:family="graphic">
      <style:paragraph-properties style:text-autospace="none"/>
      <style:text-properties fo:font-size="12pt" fo:language="en" fo:country="GB"/>
    </style:style>
    <style:style style:name="Heading_20_6_20_Char" style:display-name="Heading 6 Char" style:family="graphic">
      <style:paragraph-properties style:text-autospace="none"/>
      <style:text-properties fo:font-size="11pt" fo:language="en" fo:country="GB" fo:font-weight="bold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fo:font-size="13pt" fo:language="en" fo:country="GB" fo:font-style="italic" fo:font-weight="bold" style:font-size-complex="13pt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font-size="14pt" style:rfc-language-tag="x-none" fo:font-weight="bold" style:rfc-language-tag-asian="x-none" style:font-size-complex="14pt" style:font-weight-complex="bold"/>
    </style:style>
    <style:style style:name="Heading_20_3_20_Char" style:display-name="Heading 3 Char" style:family="graphic">
      <style:paragraph-properties style:text-autospace="none"/>
      <style:text-properties fo:font-size="13pt" style:rfc-language-tag="x-none" fo:font-weight="bold" style:rfc-language-tag-asian="x-none" style:font-size-complex="13pt" style:font-weight-complex="bold"/>
    </style:style>
    <style:style style:name="Heading_20_2_20_Char" style:display-name="Heading 2 Char" style:family="graphic">
      <style:paragraph-properties style:text-autospace="none"/>
      <style:text-properties fo:font-size="16pt" fo:language="en" fo:country="GB" fo:font-weight="bold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ize-complex="16pt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fo:font-size="18pt" fo:language="en" fo:country="GB" fo:font-weight="bold" style:font-size-complex="16pt" style:font-weight-complex="bold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0" style:display-name="Heading 10" style:family="graphic">
      <style:paragraph-properties fo:margin-top="0.187cm" fo:margin-bottom="0.187cm" fo:text-align="justify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9pt" fo:language="en" fo:country="GB" fo:font-weight="bold" style:letter-kerning="false" style:font-name-asian="Microsoft YaHei1" style:font-family-asian="'Microsoft YaHei'" style:font-pitch-asian="variable" style:font-size-asian="9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9pt" style:language-complex="ar" style:country-complex="SA" style:font-weight-complex="bold"/>
    </style:style>
    <style:style style:name="Heading" style:family="graphic">
      <style:paragraph-properties fo:margin-top="0.746cm" fo:margin-bottom="0.374cm" fo:text-align="justify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Frame_20_Contents" style:display-name="Frame Contents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igure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Table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" style:family="graphic">
      <style:paragraph-properties fo:margin-top="0cm" fo:margin-bottom="0cm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andard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igure" style:family="graphic">
      <style:paragraph-properties fo:margin-top="0.746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paragraph-properties fo:margin-top="0cm" fo:margin-bottom="0cm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paragraph-properties fo:margin-top="0cm" fo:margin-bottom="0cm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Segoe UI" style:font-family-asian="'Segoe UI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en" fo:country="GB" style:letter-kerning="false" style:font-name-asian="Times New Roman1" style:font-family-asian="'Times New Roman'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Contents_20_9" style:display-name="Contents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8" style:display-name="Contents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7" style:display-name="Contents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6" style:display-name="Contents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5" style:display-name="Contents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4" style:display-name="Contents 4" style:family="graphic">
      <style:paragraph-properties fo:margin-left="1.49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3" style:display-name="Contents 3" style:family="graphic">
      <style:paragraph-properties fo:margin-left="0.74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2" style:display-name="Contents 2" style:family="graphic">
      <style:paragraph-properties fo:margin-top="0.746cm" fo:margin-bottom="0cm" fo:text-align="start" style:text-autospace="none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 style:font-weight-complex="bold"/>
    </style:style>
    <style:style style:name="Contents_20_1" style:display-name="Contents 1" style:family="graphic">
      <style:paragraph-properties fo:margin-top="1.12cm" fo:margin-bottom="0cm" fo:text-align="start" style:text-autospace="none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fo:text-transform="uppercase" style:use-window-font-color="true" loext:opacity="0%" style:font-name="Cambria" fo:font-family="Cambria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Cambria" style:font-family-complex="Cambria" style:font-family-generic-complex="roman" style:font-pitch-complex="variable" style:font-size-complex="12pt" style:language-complex="ar" style:country-complex="SA" style:font-weight-complex="bold"/>
    </style:style>
    <style:style style:name="Contents_20_Heading" style:display-name="Contents Heading" style:family="graphic">
      <style:paragraph-properties fo:margin-top="1.494cm" fo:margin-bottom="0cm" fo:line-height="115%" fo:text-align="justify" style:text-autospace="none" style:writing-mode="lr-tb"/>
      <style:text-properties fo:color="#365f91" loext:opacity="100%" style:font-name="Cambria" fo:font-family="Cambria" style:font-family-generic="roman" style:font-pitch="variable" fo:font-size="14pt" fo:language="en" fo:country="US" fo:font-weight="bold" style:letter-kerning="false" style:font-name-asian="Times New Roman1" style:font-family-asian="'Times New Roman'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Index_20_Heading" style:display-name="Index Heading" style:family="graphic">
      <style:paragraph-properties fo:margin-top="0.746cm" fo:margin-bottom="0.374cm" fo:text-align="justify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No_20_Spacing" style:display-name="No Spacing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Index" style:family="graphic"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5:13:06.672000000</meta:creation-date>
    <dc:date>2025-10-13T10:07:57.685125857</dc:date>
    <meta:editing-duration>P1DT17H58M35S</meta:editing-duration>
    <meta:editing-cycles>51</meta:editing-cycles>
    <meta:generator>LibreOffice/7.3.7.2$Linux_X86_64 LibreOffice_project/3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